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" svg:font-family="NimbusRomNo9L"/>
    <style:font-face style:name="Roboto-Regular" svg:font-family="Roboto-Regular, helvetica, arial, sans-serif"/>
    <style:font-face style:name="Tahoma1" svg:font-family="Tahoma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RomNo9L-Regu" svg:font-family="NimbusRomNo9L-Reg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mbria"/>
    </style:style>
    <style:style style:name="P2" style:family="paragraph" style:parent-style-name="Standard">
      <style:paragraph-properties fo:line-height="200%" fo:text-align="start" style:justify-single-word="false"/>
      <style:text-properties style:font-name="Cambr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style:font-name="Cambria" fo:font-size="14pt" fo:font-weight="bold" officeooo:paragraph-rsid="0001c40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fo:color="#009933" style:font-name="Cambria" fo:font-size="14pt" fo:font-weight="bold" officeooo:rsid="0001c40a" officeooo:paragraph-rsid="0001c40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fo:color="#009933" style:font-name="Cambria" fo:font-size="14pt" fo:font-weight="bold" officeooo:rsid="0001e23b" officeooo:paragraph-rsid="0001e23b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fo:color="#000000" style:font-name="Cambria" fo:font-size="14pt" fo:font-weight="bold" officeooo:paragraph-rsid="0001c40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200%" fo:text-align="start" style:justify-single-word="false"/>
      <style:text-properties fo:color="#000000" style:font-name="Cambria" fo:font-size="14pt" fo:font-weight="bold" officeooo:rsid="0001e23b" officeooo:paragraph-rsid="0001e23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810000" style:font-name="Calibri" fo:font-size="36pt" style:font-size-asian="36pt"/>
    </style:style>
    <style:style style:name="P10" style:family="paragraph" style:parent-style-name="Standard">
      <style:paragraph-properties fo:text-align="center" style:justify-single-word="false"/>
      <style:text-properties fo:color="#810000" style:font-name="Cambria" fo:font-size="36pt" style:font-size-asian="36pt"/>
    </style:style>
    <style:style style:name="P11" style:family="paragraph" style:parent-style-name="Standard">
      <style:paragraph-properties fo:text-align="center" style:justify-single-word="false"/>
      <style:text-properties fo:color="#810000" style:font-name="Cambria" fo:font-size="22pt" style:font-size-asian="22pt"/>
    </style:style>
    <style:style style:name="P12" style:family="paragraph" style:parent-style-name="Standard">
      <style:paragraph-properties fo:line-height="200%" fo:text-align="start" style:justify-single-word="false"/>
      <style:text-properties fo:color="#009933" style:font-name="Cambria" fo:font-size="14pt" fo:font-weight="bold" officeooo:rsid="0001e23b" officeooo:paragraph-rsid="0001e23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fo:color="#000000" style:font-name="Cambria1" fo:font-size="14pt" fo:font-weight="bold" officeooo:rsid="0001e23b" officeooo:paragraph-rsid="0002a5c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fo:color="#000000" style:font-name="Cambria1" fo:font-size="14pt" fo:font-weight="bold" officeooo:rsid="0002a5c4" officeooo:paragraph-rsid="0002a5c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ambria" fo:font-size="14pt" officeooo:paragraph-rsid="0002a5c4"/>
    </style:style>
    <style:style style:name="P16" style:family="paragraph" style:parent-style-name="Standard">
      <style:paragraph-properties fo:line-height="200%" fo:text-align="start" style:justify-single-word="false" fo:padding="0.0291in" fo:border-left="none" fo:border-right="none" fo:border-top="none" fo:border-bottom="0.06pt solid #000000" style:join-border="false"/>
      <style:text-properties fo:color="#000000" style:font-name="Cambria1" fo:font-size="14pt" fo:font-weight="bold" officeooo:rsid="0002a5c4" officeooo:paragraph-rsid="0002a5c4" style:font-size-asian="14pt" style:font-weight-asian="bold" style:font-size-complex="14pt" style:font-weight-complex="bold"/>
    </style:style>
    <style:style style:name="T1" style:family="text">
      <style:text-properties officeooo:rsid="0001c40a"/>
    </style:style>
    <style:style style:name="T2" style:family="text">
      <style:text-properties officeooo:rsid="0002a5c4"/>
    </style:style>
    <style:style style:name="T3" style:family="text">
      <style:text-properties fo:color="#000000" fo:font-weight="bold" officeooo:rsid="0001c40a" style:font-size-asian="14pt" style:font-weight-asian="bold" style:font-size-complex="14pt" style:font-weight-complex="bold"/>
    </style:style>
    <style:style style:name="T4" style:family="text">
      <style:text-properties style:font-name="Cambria1" fo:font-weight="bold" style:font-size-asian="14pt" style:font-weight-asian="bold" style:font-size-complex="14pt" style:font-weight-complex="bold"/>
    </style:style>
    <style:style style:name="T5" style:family="text">
      <style:text-properties style:font-name="Cambria1" style:font-size-asian="14pt" style:font-size-complex="14pt"/>
    </style:style>
    <style:style style:name="T6" style:family="text">
      <style:text-properties officeooo:rsid="0002a5c4" fo:background-color="#009900" loext:char-shading-value="0"/>
    </style:style>
    <style:style style:name="T7" style:family="text">
      <style:text-properties officeooo:rsid="0002a5c4" fo:background-color="#009900" loext:char-shading-value="0"/>
    </style:style>
    <style:style style:name="T8" style:family="text">
      <style:text-properties officeooo:rsid="0002a5c4" fo:background-color="transparent" loext:char-shading-value="0"/>
    </style:style>
    <style:style style:name="T9" style:family="text">
      <style:text-properties fo:color="#00cc00"/>
    </style:style>
    <style:style style:name="T10" style:family="text">
      <style:text-properties fo:color="#00cc00" officeooo:rsid="0002a5c4" fo:background-color="transparent" loext:char-shading-value="0"/>
    </style:style>
    <style:style style:name="T11" style:family="text">
      <style:text-properties fo:color="#00cc00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/>
      <text:p text:style-name="P10"/>
      <text:p text:style-name="P10"/>
      <text:p text:style-name="P10"/>
      <text:p text:style-name="P10"/>
      <text:p text:style-name="P10">CmpE 493</text:p>
      <text:p text:style-name="P10">Information Retrieval</text:p>
      <text:p text:style-name="P11"/>
      <text:p text:style-name="P11">Assignment <text:span text:style-name="T2">2</text:span> Report</text:p>
      <text:p text:style-name="P11">Atakan Arıkan – 201140024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(a) Briefly describe how you performed tokenisation.</text:p>
      <text:p text:style-name="P3"/>
      <text:p text:style-name="P2"><text:tab/>It's a simple tokenizer, splits the given line by whitespace. Then for each token,</text:p>
      <text:p text:style-name="P2">if the token is not convertible to the double, iterates through each character and</text:p>
      <text:p text:style-name="P2">gets rid of the nonword characters. For instance, U.S.A. becomes USA.</text:p>
      <text:p text:style-name="P4">(b) What is the size of your vocabulary?</text:p>
      <text:p text:style-name="P5">&gt; 14832</text:p>
      <text:p text:style-name="P7"><text:span text:style-name="T1">(c) For each word in the vocabulary, compute the sum of the TF-IDF scores of the word </text:span>in all document in the spam training set. List the top 20 words with the highest total TF-IDF scores in the spam training set.</text:p>
      <text:p text:style-name="P6">&gt; 0, money, mail, address, free, business, internet, http, day, 20, remove, com, 100, order, check, site, list, product, report, credit</text:p>
      <text:p text:style-name="P8"><text:span text:style-name="T1">(</text:span>d<text:span text:style-name="T1">) For each word in the vocabulary, compute the sum of the TF-IDF scores of the word </text:span>in all document in the non-spam training set. List the top 20 words with the highest total TF-IDF scores in the non-spam training set.</text:p>
      <text:p text:style-name="P6">&gt; language, university, linguistic, linguist, linguistics, english, department, edu, study, reference, issue, theory, speak, word, student, de, grammar, seem, science, speaker</text:p>
      <text:p text:style-name="P15"><text:span text:style-name="T3">(e) </text:span><text:span text:style-name="T4">Report the precision, recall, and F-measure values of your system for identifying spam email messages. The results for the Rocchio algorithm as well as for kNN with k = 1,3,5,7,9 should be reported in a table.</text:span><text:span text:style-name="T5"> </text:span></text:p>
      <text:p text:style-name="P13"><text:tab/></text:p>
      <text:p text:style-name="P13"/>
      <text:p text:style-name="P13"/>
      <text:p text:style-name="P13"><text:soft-page-break/><text:span text:style-name="T2"><text:tab/></text:span><text:span text:style-name="T10">Rocchio:</text:span></text:p>
      <text:p text:style-name="P13"><text:tab/><text:tab/><text:span text:style-name="T2">TP: 240,</text:span></text:p>
      <text:p text:style-name="P14"><text:tab/><text:tab/>TN: 240,</text:p>
      <text:p text:style-name="P14"><text:tab/><text:tab/>FP: 0,</text:p>
      <text:p text:style-name="P14"><text:tab/><text:tab/>FN: 0</text:p>
      <text:p text:style-name="P14"><text:tab/><text:span text:style-name="T9">Precision:</text:span> 1,</text:p>
      <text:p text:style-name="P14"><text:tab/><text:span text:style-name="T9">Recall:</text:span> 1,</text:p>
      <text:p text:style-name="P16"><text:tab/><text:span text:style-name="T9">F-measure:</text:span> 1</text:p>
      <text:p text:style-name="P14"><text:tab/><text:span text:style-name="T9">1-NN</text:span><text:span text:style-name="T11">:</text:span></text:p>
      <text:p text:style-name="P13"><text:tab/><text:tab/><text:span text:style-name="T2">TP: 240,</text:span></text:p>
      <text:p text:style-name="P14"><text:tab/><text:tab/>TN: 240,</text:p>
      <text:p text:style-name="P14"><text:tab/><text:tab/>FP: 0,</text:p>
      <text:p text:style-name="P14"><text:tab/><text:tab/>FN: 0</text:p>
      <text:p text:style-name="P14"><text:tab/><text:span text:style-name="T9">Precision:</text:span> 1,</text:p>
      <text:p text:style-name="P14"><text:tab/><text:span text:style-name="T9">Recall:</text:span> 1,</text:p>
      <text:p text:style-name="P16"><text:tab/><text:span text:style-name="T9">F-measure:</text:span> 1</text:p>
      <text:p text:style-name="P13"><text:span text:style-name="T10"><text:tab/>3-NN:<text:tab/></text:span></text:p>
      <text:p text:style-name="P13"><text:tab/><text:tab/><text:span text:style-name="T2">TP: 240,</text:span></text:p>
      <text:p text:style-name="P14"><text:tab/><text:tab/>TN: 240,</text:p>
      <text:p text:style-name="P14"><text:tab/><text:tab/>FP: 0,</text:p>
      <text:p text:style-name="P14"><text:tab/><text:tab/>FN: 0</text:p>
      <text:p text:style-name="P14"><text:tab/></text:p>
      <text:p text:style-name="P14"><text:soft-page-break/><text:span text:style-name="T9"><text:tab/>Precision:</text:span> 1,</text:p>
      <text:p text:style-name="P14"><text:tab/><text:span text:style-name="T9">Recall:</text:span> 1,</text:p>
      <text:p text:style-name="P16"><text:tab/><text:span text:style-name="T9">F-measure:</text:span> 1</text:p>
      <text:p text:style-name="P14"><text:tab/><text:span text:style-name="T9">5-NN</text:span><text:span text:style-name="T11">:</text:span></text:p>
      <text:p text:style-name="P13"><text:tab/><text:tab/><text:span text:style-name="T2">TP: 240,</text:span></text:p>
      <text:p text:style-name="P14"><text:tab/><text:tab/>TN: 235,</text:p>
      <text:p text:style-name="P14"><text:tab/><text:tab/>FP: 5,</text:p>
      <text:p text:style-name="P14"><text:tab/><text:tab/>FN: 0</text:p>
      <text:p text:style-name="P14"><text:tab/><text:span text:style-name="T9">Precision:</text:span> 0.979,</text:p>
      <text:p text:style-name="P14"><text:tab/><text:span text:style-name="T9">Recall:</text:span> 1,</text:p>
      <text:p text:style-name="P16"><text:tab/><text:span text:style-name="T9">F-measure:</text:span> 0.989</text:p>
      <text:p text:style-name="P14"><text:tab/><text:span text:style-name="T9">7-NN</text:span><text:span text:style-name="T11">:</text:span></text:p>
      <text:p text:style-name="P13"><text:tab/><text:tab/><text:span text:style-name="T2">TP: 240,</text:span></text:p>
      <text:p text:style-name="P14"><text:tab/><text:tab/>TN: 235,</text:p>
      <text:p text:style-name="P14"><text:tab/><text:tab/>FP: 5,</text:p>
      <text:p text:style-name="P14"><text:tab/><text:tab/>FN: 0</text:p>
      <text:p text:style-name="P14"><text:tab/><text:span text:style-name="T9">Precision:</text:span> 0.979,</text:p>
      <text:p text:style-name="P14"><text:tab/><text:span text:style-name="T9">Recall:</text:span> 1,</text:p>
      <text:p text:style-name="P16"><text:tab/><text:span text:style-name="T9">F-measure:</text:span> 0.9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RomNo9L" svg:font-family="NimbusRomNo9L"/>
    <style:font-face style:name="Roboto-Regular" svg:font-family="Roboto-Regular, helvetica, arial, sans-serif"/>
    <style:font-face style:name="Tahoma1" svg:font-family="Tahoma"/>
    <style:font-face style:name="Cambria1" svg:font-family="Cambria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RomNo9L-Regu" svg:font-family="NimbusRomNo9L-Reg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30M22S</meta:editing-duration>
    <meta:editing-cycles>4</meta:editing-cycles>
    <meta:generator>LibreOffice/5.0.1.2$MacOSX_X86_64 LibreOffice_project/81898c9f5c0d43f3473ba111d7b351050be20261</meta:generator>
    <dc:date>2015-12-10T17:57:08.741614000</dc:date>
    <meta:document-statistic meta:table-count="0" meta:image-count="0" meta:object-count="0" meta:page-count="4" meta:paragraph-count="57" meta:word-count="302" meta:character-count="1780" meta:non-whitespace-character-count="1467"/>
    <meta:user-defined meta:name="Info 1"/>
    <meta:user-defined meta:name="Info 2"/>
    <meta:user-defined meta:name="Info 3"/>
    <meta:user-defined meta:name="Info 4"/>
  </office:meta>
</office:document-meta>
</file>